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7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4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4">Arc</text:p>
            </text:list-item>
            <text:list-item>
              <text:p text:style-name="P13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23">Jetting</text:p>
        </text:list-item>
        <text:list-item>
          <text:p text:style-name="P23">Resetting</text:p>
        </text:list-item>
        <text:list-item>
          <text:p text:style-name="P21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2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5">Final projectile graphics</text:p>
        </text:list-item>
      </text:list>
      <text:list xml:id="list8304679606982346600" text:style-name="L5">
        <text:list-item>
          <text:p text:style-name="P9">Final graphic for buggy</text:p>
        </text:list-item>
        <text:list-item>
          <text:p text:style-name="P9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11">Title screen</text:p>
        </text:list-item>
        <text:list-item>
          <text:p text:style-name="P11">Sound</text:p>
        </text:list-item>
        <text:list-item>
          <text:p text:style-name="P11">Music</text:p>
        </text:list-item>
        <text:list-item>
          <text:p text:style-name="P16">Free camera</text:p>
        </text:list-item>
        <text:list-item>
          <text:p text:style-name="P14">Seeker pattern</text:p>
        </text:list-item>
        <text:list-item>
          <text:p text:style-name="P16">Kinetic “warhead”</text:p>
        </text:list-item>
      </text:list>
      <text:p text:style-name="P17"/>
      <text:p text:style-name="P18">Post compo:</text:p>
      <text:list xml:id="list2457590458613053008" text:style-name="L8">
        <text:list-item>
          <text:p text:style-name="P12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2:44:15.413000000</dc:date>
    <meta:editing-duration>PT17H30M19S</meta:editing-duration>
    <meta:editing-cycles>1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